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8.211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0.68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353cm" fo:break-before="auto" style:use-optimal-row-height="true"/>
    </style:style>
    <style:style style:name="ro5" style:family="table-row">
      <style:table-row-properties style:row-height="0.48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2" style:family="table-cell" style:parent-style-name="Default" style:data-style-name="N100">
      <style:text-properties fo:font-size="7pt"/>
    </style:style>
    <style:style style:name="ce3" style:family="table-cell" style:parent-style-name="Default">
      <style:text-properties fo:font-size="7pt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 style:data-style-name="N100">
      <style:text-properties fo:font-size="7pt" fo:font-weight="bold"/>
    </style:style>
    <style:style style:name="ce6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7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10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11" style:family="table-cell" style:parent-style-name="Default">
      <style:table-cell-properties fo:background-color="#e6e6e6"/>
      <style:text-properties fo:font-size="7pt" fo:font-weight="bold"/>
    </style:style>
    <style:style style:name="ce12" style:family="table-cell" style:parent-style-name="Default">
      <style:text-properties fo:font-size="7pt" fo:font-weight="bold"/>
    </style:style>
    <style:style style:name="ce13" style:family="table-cell" style:parent-style-name="Default" style:data-style-name="N107">
      <style:table-cell-properties fo:background-color="#e6e6e6"/>
      <style:text-properties fo:font-size="7pt" fo:font-weight="bold"/>
    </style:style>
    <style:style style:name="ce14" style:family="table-cell" style:parent-style-name="Default" style:data-style-name="N107">
      <style:text-properties fo:font-size="7pt"/>
    </style:style>
    <style:style style:name="ce15" style:family="table-cell" style:parent-style-name="Default" style:data-style-name="N107">
      <style:text-properties style:font-name="Bitstream Vera Sans" fo:font-size="7pt" style:font-name-asian="DejaVu Sans" style:font-name-complex="DejaVu San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12"/>
        <table:table-column table:style-name="co12" table:default-cell-style-name="ce14"/>
        <table:table-column table:style-name="co12" table:number-columns-repeated="244" table:default-cell-style-name="ce3"/>
        <table:table-row table:style-name="ro1">
          <table:table-cell table:style-name="ce1" office:value-type="string">
            <text:p>Standard Name</text:p>
          </table:table-cell>
          <table:table-cell table:style-name="ce6" office:value-type="string">
            <text:p>Current Name</text:p>
          </table:table-cell>
          <table:table-cell table:style-name="ce6" office:value-type="string">
            <text:p>Usage</text:p>
          </table:table-cell>
          <table:table-cell table:style-name="ce6" office:value-type="string">
            <text:p>Status</text:p>
          </table:table-cell>
          <table:table-cell table:style-name="ce11"/>
          <table:table-cell table:style-name="ce6" office:value-type="string">
            <text:p>Comments</text:p>
          </table:table-cell>
          <table:table-cell table:style-name="ce6" office:value-type="string">
            <text:p>Assigned Artist</text:p>
          </table:table-cell>
          <table:table-cell table:style-name="ce6" office:value-type="string">
            <text:p>Signing Artist</text:p>
          </table:table-cell>
          <table:table-cell table:style-name="ce11"/>
          <table:table-cell table:style-name="ce6" office:value-type="string">
            <text:p>Statuses</text:p>
          </table:table-cell>
          <table:table-cell table:style-name="ce11"/>
          <table:table-cell table:style-name="ce13"/>
          <table:table-cell table:style-name="ce11" table:number-columns-repeated="244"/>
        </table:table-row>
        <table:table-row table:style-name="ro1">
          <table:table-cell office:value-type="string">
            <text:p>show-menu</text:p>
          </table:table-cell>
          <table:table-cell table:style-name="ce4" office:value-type="string">
            <text:p>showmenu</text:p>
          </table:table-cell>
          <table:table-cell table:style-name="ce4" office:value-type="string">
            <text:p>showMenuBar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4" office:value-type="string">
            <text:p>blank: not in theme</text:p>
          </table:table-cell>
          <table:table-cell table:formula="oooc:=COUNTIF([.E2:.E147];0)" office:value-type="float" office:value="64">
            <text:p>64</text:p>
          </table:table-cell>
          <table:table-cell table:number-columns-repeated="245"/>
        </table:table-row>
        <table:table-row table:style-name="ro1">
          <table:table-cell office:value-type="string">
            <text:p>view-fullscreen</text:p>
          </table:table-cell>
          <table:table-cell table:style-name="ce4" office:value-type="string">
            <text:p>window_fullscreen</text:p>
          </table:table-cell>
          <table:table-cell table:style-name="ce4" office:value-type="string">
            <text:p>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number-columns-repeated="3"/>
          <table:table-cell table:style-name="ce9" office:value-type="string">
            <text:p>draft: pre-approval</text:p>
          </table:table-cell>
          <table:table-cell table:formula="oooc:=COUNTIF([.E2:.E147];1)" office:value-type="float" office:value="12">
            <text:p>12</text:p>
          </table:table-cell>
          <table:table-cell table:formula="oooc:=[.K3]/[.K8]" office:value-type="percentage" office:value="0.0816326530612245">
            <text:p>8,2%</text:p>
          </table:table-cell>
          <table:table-cell table:number-columns-repeated="244"/>
        </table:table-row>
        <table:table-row table:style-name="ro1">
          <table:table-cell office:value-type="string">
            <text:p>view-restore</text:p>
          </table:table-cell>
          <table:table-cell table:style-name="ce4" office:value-type="string">
            <text:p>window_nofullscreen</text:p>
          </table:table-cell>
          <table:table-cell table:style-name="ce4" office:value-type="string">
            <text:p>de-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number-columns-repeated="3"/>
          <table:table-cell table:style-name="ce10" office:value-type="string">
            <text:p>approval: needs approval</text:p>
          </table:table-cell>
          <table:table-cell table:formula="oooc:=COUNTIF([.E2:.E147];2)" office:value-type="float" office:value="18">
            <text:p>18</text:p>
          </table:table-cell>
          <table:table-cell table:style-name="ce15" table:formula="oooc:=[.K4]/[.K8]" office:value-type="percentage" office:value="0.122448979591837">
            <text:p>12,2%</text:p>
          </table:table-cell>
          <table:table-cell table:number-columns-repeated="244"/>
        </table:table-row>
        <table:table-row table:style-name="ro1">
          <table:table-cell office:value-type="string">
            <text:p>color-picker</text:p>
          </table:table-cell>
          <table:table-cell table:style-name="ce4" office:value-type="string">
            <text:p>colorpicker</text:p>
          </table:table-cell>
          <table:table-cell table:style-name="ce4" office:value-type="string">
            <text:p>color 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think it can be set as final </text:p>
          </table:table-cell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8" office:value-type="string">
            <text:p>final</text:p>
          </table:table-cell>
          <table:table-cell table:formula="oooc:=COUNTIF([.E2:.E147];3)" office:value-type="float" office:value="52">
            <text:p>52</text:p>
          </table:table-cell>
          <table:table-cell table:style-name="ce15" table:formula="oooc:=([.K5]/[.K8])" office:value-type="percentage" office:value="0.353741496598639">
            <text:p>35,4%</text:p>
          </table:table-cell>
          <table:table-cell table:number-columns-repeated="244"/>
        </table:table-row>
        <table:table-row table:style-name="ro2">
          <table:table-cell office:value-type="string">
            <text:p>go-up</text:p>
          </table:table-cell>
          <table:table-cell table:style-name="ce4" office:value-type="string">
            <text:p>up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4" office:value-type="string">
            <text:p>approval</text:p>
          </table:table-cell>
          <table:table-cell table:formula="oooc:=IF(ISBLANK([.D6];&quot;approval&quot;);0;IF(EXACT([.D6];&quot;draft&quot;);1;IF(EXACT([.D6];&quot;approval&quot;);2;IF(EXACT([.D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 office:value-type="string">
            <text:p>go-down</text:p>
          </table:table-cell>
          <table:table-cell table:style-name="ce4" office:value-type="string">
            <text:p>down</text:p>
          </table:table-cell>
          <table:table-cell table:style-name="ce7" office:value-type="string">
            <text:p>toolbar editor, action selector dialog, kate, kprinter</text:p>
          </table:table-cell>
          <table:table-cell table:style-name="ce4" office:value-type="string">
            <text:p>approval</text:p>
          </table:table-cell>
          <table:table-cell table:formula="oooc:=IF(ISBLANK([.D7];&quot;approval&quot;);0;IF(EXACT([.D7];&quot;draft&quot;);1;IF(EXACT([.D7];&quot;approval&quot;);2;IF(EXACT([.D7];&quot;final&quot;);3;0))))" office:value-type="float" office:value="0">
            <text:p>Err:508</text:p>
          </table:table-cell>
          <table:table-cell table:number-columns-repeated="4"/>
          <table:table-cell table:style-name="ce4" office:value-type="string">
            <text:p>Standard names</text:p>
          </table:table-cell>
          <table:table-cell table:formula="oooc:=147-COUNTBLANK([.A2:.A147])" office:value-type="float" office:value="52">
            <text:p>52</text:p>
          </table:table-cell>
          <table:table-cell table:number-columns-repeated="245"/>
        </table:table-row>
        <table:table-row table:style-name="ro2">
          <table:table-cell office:value-type="string">
            <text:p>go-previous</text:p>
          </table:table-cell>
          <table:table-cell table:style-name="ce4" office:value-type="string">
            <text:p>back</text:p>
          </table:table-cell>
          <table:table-cell table:style-name="ce4" office:value-type="string">
            <text:p>back action, toolbar editor, action selector, kde print</text:p>
          </table:table-cell>
          <table:table-cell table:style-name="ce4" office:value-type="string">
            <text:p>approval</text:p>
          </table:table-cell>
          <table:table-cell table:formula="oooc:=IF(ISBLANK([.D8];&quot;approval&quot;);0;IF(EXACT([.D8];&quot;draft&quot;);1;IF(EXACT([.D8];&quot;approval&quot;);2;IF(EXACT([.D8];&quot;final&quot;);3;0))))" office:value-type="float" office:value="0">
            <text:p>Err:508</text:p>
          </table:table-cell>
          <table:table-cell table:number-columns-repeated="4"/>
          <table:table-cell office:value-type="string">
            <text:p>Total icons</text:p>
          </table:table-cell>
          <table:table-cell office:value-type="float" office:value="147">
            <text:p>147</text:p>
          </table:table-cell>
          <table:table-cell table:number-columns-repeated="245"/>
        </table:table-row>
        <table:table-row table:style-name="ro2">
          <table:table-cell office:value-type="string">
            <text:p>go-next</text:p>
          </table:table-cell>
          <table:table-cell table:style-name="ce4" office:value-type="string">
            <text:p>forward</text:p>
          </table:table-cell>
          <table:table-cell table:style-name="ce4" office:value-type="string">
            <text:p>forward action, toolbar editor, action selector, kdeprint</text:p>
          </table:table-cell>
          <table:table-cell table:style-name="ce4" office:value-type="string">
            <text:p>approval</text:p>
          </table:table-cell>
          <table:table-cell table:formula="oooc:=IF(ISBLANK([.D9];&quot;approval&quot;);0;IF(EXACT([.D9];&quot;draft&quot;);1;IF(EXACT([.D9];&quot;approval&quot;);2;IF(EXACT([.D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example</text:p>
          </table:table-cell>
          <table:table-cell table:style-name="ce4" office:value-type="string">
            <text:p>overlay, none by default</text:p>
          </table:table-cell>
          <table:table-cell/>
          <table:table-cell table:formula="oooc:=IF(ISBLANK([.D10];&quot;approval&quot;);0;IF(EXACT([.D10];&quot;draft&quot;);1;IF(EXACT([.D10];&quot;approval&quot;);2;IF(EXACT([.D10];&quot;final&quot;);3;0))))" office:value-type="float" office:value="0">
            <text:p>Err:508</text:p>
          </table:table-cell>
          <table:table-cell table:style-name="ce7" office:value-type="string">
            <text:p>were can i find info about this ones</text:p>
          </table:table-cell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creenshot</text:p>
          </table:table-cell>
          <table:table-cell table:style-name="ce4" office:value-type="string">
            <text:p>screenshot overlay, none by default</text:p>
          </table:table-cell>
          <table:table-cell/>
          <table:table-cell table:formula="oooc:=IF(ISBLANK([.D11];&quot;approval&quot;);0;IF(EXACT([.D11];&quot;draft&quot;);1;IF(EXACT([.D11];&quot;approval&quot;);2;IF(EXACT([.D11];&quot;final&quot;);3;0))))" office:value-type="float" office:value="0">
            <text:p>Err:508</text:p>
          </table:table-cell>
          <table:table-cell table:style-name="ce7" office:value-type="string">
            <text:p>were can i find info about this ones</text:p>
          </table:table-cell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emblem-symbolic-link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link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number-columns-repeated="2"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4" office:value-type="string">
            <text:p>zip</text:p>
          </table:table-cell>
          <table:table-cell table:style-name="ce4" office:value-type="string">
            <text:p>zip overlay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Wimer</text:p>
          </table:table-cell>
          <table:table-cell table:number-columns-repeated="249"/>
        </table:table-row>
        <table:table-row table:style-name="ro2">
          <table:table-cell office:value-type="string">
            <text:p>shared-file</text:p>
          </table:table-cell>
          <table:table-cell table:style-name="ce4" office:value-type="string">
            <text:p>share</text:p>
          </table:table-cell>
          <table:table-cell table:style-name="ce4" office:value-type="string">
            <text:p>share overlay</text:p>
          </table:table-cell>
          <table:table-cell/>
          <table:table-cell table:formula="oooc:=IF(ISBLANK([.D14];&quot;approval&quot;);0;IF(EXACT([.D14];&quot;draft&quot;);1;IF(EXACT([.D14];&quot;approval&quot;);2;IF(EXACT([.D14];&quot;final&quot;);3;0))))" office:value-type="float" office:value="0">
            <text:p>Err:508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undo</text:p>
          </table:table-cell>
          <table:table-cell table:style-name="ce4" office:value-type="string">
            <text:p>undo</text:p>
          </table:table-cell>
          <table:table-cell table:style-name="ce4" office:value-type="string">
            <text:p>undo/redo action, text edit context menus, redo stack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redo</text:p>
          </table:table-cell>
          <table:table-cell table:style-name="ce4" office:value-type="string">
            <text:p>redo</text:p>
          </table:table-cell>
          <table:table-cell table:style-name="ce4" office:value-type="string">
            <text:p>undo/redo action, text edit ctx menus, redo stack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cut</text:p>
          </table:table-cell>
          <table:table-cell table:style-name="ce4" office:value-type="string">
            <text:p>editcut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opy</text:p>
          </table:table-cell>
          <table:table-cell table:style-name="ce4" office:value-type="string">
            <text:p>editcopy</text:p>
          </table:table-cell>
          <table:table-cell table:style-name="ce4" office:value-type="string">
            <text:p>text edit context menus, kate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paste</text:p>
          </table:table-cell>
          <table:table-cell table:style-name="ce4" office:value-type="string">
            <text:p>editpaste</text:p>
          </table:table-cell>
          <table:table-cell table:style-name="ce4" office:value-type="string">
            <text:p>text edit context menus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lear</text:p>
          </table:table-cell>
          <table:table-cell table:style-name="ce4" office:value-type="string">
            <text:p>editclear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info</text:p>
          </table:table-cell>
          <table:table-cell table:style-name="ce4" office:value-type="string">
            <text:p>passive popups</text:p>
          </table:table-cell>
          <table:table-cell table:style-name="ce10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warning</text:p>
          </table:table-cell>
          <table:table-cell table:style-name="ce4" office:value-type="string">
            <text:p>passive popups</text:p>
          </table:table-cell>
          <table:table-cell table:style-name="ce10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critical</text:p>
          </table:table-cell>
          <table:table-cell table:style-name="ce4" office:value-type="string">
            <text:p>passive popups, kjs debugger</text:p>
          </table:table-cell>
          <table:table-cell table:style-name="ce10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istory_clear</text:p>
          </table:table-cell>
          <table:table-cell table:style-name="ce4" office:value-type="string">
            <text:p>combobox context menu, html forms</text:p>
          </table:table-cell>
          <table:table-cell table:style-name="ce10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today</text:p>
          </table:table-cell>
          <table:table-cell table:style-name="ce4" office:value-type="string">
            <text:p>today</text:p>
          </table:table-cell>
          <table:table-cell table:style-name="ce4" office:value-type="string">
            <text:p>datepicker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-double</text:p>
          </table:table-cell>
          <table:table-cell table:style-name="ce4" office:value-type="string">
            <text:p>2lef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right-double</text:p>
          </table:table-cell>
          <table:table-cell table:style-name="ce4" office:value-type="string">
            <text:p>2righ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left</text:p>
          </table:table-cell>
          <table:table-cell table:style-name="ce4" office:value-type="string">
            <text:p>1lef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right</text:p>
          </table:table-cell>
          <table:table-cell table:style-name="ce4" office:value-type="string">
            <text:p>1righ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 office:value-type="string">
            <text:p>help-contents</text:p>
          </table:table-cell>
          <table:table-cell table:style-name="ce4" office:value-type="string">
            <text:p>contents</text:p>
          </table:table-cell>
          <table:table-cell table:style-name="ce4" office:value-type="string">
            <text:p>help menu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help-whatsthis</text:p>
          </table:table-cell>
          <table:table-cell table:style-name="ce4" office:value-type="string">
            <text:p>contexthelp</text:p>
          </table:table-cell>
          <table:table-cell table:style-name="ce4" office:value-type="string">
            <text:p>help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2">
          <table:table-cell office:value-type="string">
            <text:p>about-kde</text:p>
          </table:table-cell>
          <table:table-cell table:style-name="ce4" office:value-type="string">
            <text:p>about_kde</text:p>
          </table:table-cell>
          <table:table-cell table:style-name="ce4" office:value-type="string">
            <text:p>help menu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 office:value-type="string">
            <text:p>text-completion</text:p>
          </table:table-cell>
          <table:table-cell table:style-name="ce4" office:value-type="string">
            <text:p>completion</text:p>
          </table:table-cell>
          <table:table-cell table:style-name="ce4" office:value-type="string">
            <text:p>line edits context menu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object-rotate-left</text:p>
          </table:table-cell>
          <table:table-cell table:style-name="ce4" office:value-type="string">
            <text:p>rotate_cw</text:p>
          </table:table-cell>
          <table:table-cell table:style-name="ce4" office:value-type="string">
            <text:p>pixmap region selecto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 office:value-type="string">
            <text:p>object-rotate-right</text:p>
          </table:table-cell>
          <table:table-cell table:style-name="ce4" office:value-type="string">
            <text:p>rotate_ccw</text:p>
          </table:table-cell>
          <table:table-cell table:style-name="ce4" office:value-type="string">
            <text:p>pixmap region selecto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spellcheck</text:p>
          </table:table-cell>
          <table:table-cell table:style-name="ce4" office:value-type="string">
            <text:p>text box context menu, kate, spell check action</text:p>
          </table:table-cell>
          <table:table-cell table:style-name="ce4" office:value-type="string">
            <text:p>approval</text:p>
          </table:table-cell>
          <table:table-cell table:formula="oooc:=IF(ISBLANK([.D36];&quot;approval&quot;);0;IF(EXACT([.D36];&quot;draft&quot;);1;IF(EXACT([.D36];&quot;approval&quot;);2;IF(EXACT([.D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lock</text:p>
          </table:table-cell>
          <table:table-cell table:style-name="ce4" office:value-type="string">
            <text:p>toolbar context menu, lock overlay</text:p>
          </table:table-cell>
          <table:table-cell table:style-name="ce4" office:value-type="string">
            <text:p>approval</text:p>
          </table:table-cell>
          <table:table-cell table:formula="oooc:=IF(ISBLANK([.D37];&quot;approval&quot;);0;IF(EXACT([.D37];&quot;draft&quot;);1;IF(EXACT([.D37];&quot;approval&quot;);2;IF(EXACT([.D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3">
          <table:table-cell/>
          <table:table-cell table:style-name="ce4" office:value-type="string">
            <text:p>unlock</text:p>
          </table:table-cell>
          <table:table-cell table:style-name="ce4" office:value-type="string">
            <text:p>toolbar context menu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next</text:p>
          </table:table-cell>
          <table:table-cell table:style-name="ce4" office:value-type="string">
            <text:p>next action, 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previous</text:p>
          </table:table-cell>
          <table:table-cell table:style-name="ce4" office:value-type="string">
            <text:p>previous action, 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top</text:p>
          </table:table-cell>
          <table:table-cell table:style-name="ce4" office:value-type="string">
            <text:p>kjs debugger, print preview, print job mgr, khtml/ecma/debugger/images</text:p>
          </table:table-cell>
          <table:table-cell table:style-name="ce4" office:value-type="string">
            <text:p>approval</text:p>
          </table:table-cell>
          <table:table-cell table:formula="oooc:=IF(ISBLANK([.D41];&quot;approval&quot;);0;IF(EXACT([.D41];&quot;draft&quot;);1;IF(EXACT([.D41];&quot;approval&quot;);2;IF(EXACT([.D4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java</text:p>
          </table:table-cell>
          <table:table-cell table:style-name="ce4" office:value-type="string">
            <text:p>java applet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see java_kjava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1uparrow</text:p>
          </table:table-cell>
          <table:table-cell table:style-name="ce4" office:value-type="string">
            <text:p>khtml</text:p>
          </table:table-cell>
          <table:table-cell table:style-name="ce4" office:value-type="string">
            <text:p>approval</text:p>
          </table:table-cell>
          <table:table-cell table:formula="oooc:=IF(ISBLANK([.D43];&quot;approval&quot;);0;IF(EXACT([.D43];&quot;draft&quot;);1;IF(EXACT([.D43];&quot;approval&quot;);2;IF(EXACT([.D4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1downarrow</text:p>
          </table:table-cell>
          <table:table-cell table:style-name="ce4" office:value-type="string">
            <text:p>khtml</text:p>
          </table:table-cell>
          <table:table-cell table:style-name="ce4" office:value-type="string">
            <text:p>approval</text:p>
          </table:table-cell>
          <table:table-cell table:formula="oooc:=IF(ISBLANK([.D44];&quot;approval&quot;);0;IF(EXACT([.D44];&quot;draft&quot;);1;IF(EXACT([.D44];&quot;approval&quot;);2;IF(EXACT([.D4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mail_generic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ile-broken</text:p>
          </table:table-cell>
          <table:table-cell table:style-name="ce4" office:value-type="string">
            <text:p>file_broken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much based on the latest mime sheet david made</text:p>
          </table:table-cell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tinue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into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ut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9];&quot;approval&quot;);0;IF(EXACT([.D49];&quot;draft&quot;);1;IF(EXACT([.D49];&quot;approval&quot;);2;IF(EXACT([.D49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ver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50];&quot;approval&quot;);0;IF(EXACT([.D50];&quot;draft&quot;);1;IF(EXACT([.D50];&quot;approval&quot;);2;IF(EXACT([.D50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window-new</text:p>
          </table:table-cell>
          <table:table-cell table:style-name="ce4" office:value-type="string">
            <text:p>window_new</text:p>
          </table:table-cell>
          <table:table-cell table:style-name="ce4" office:value-type="string">
            <text:p>khtml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tab-new</text:p>
          </table:table-cell>
          <table:table-cell table:style-name="ce4" office:value-type="string">
            <text:p>tab_ne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idea</text:p>
          </table:table-cell>
          <table:table-cell table:style-name="ce4" office:value-type="string">
            <text:p>ktip dialog and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close</text:p>
          </table:table-cell>
          <table:table-cell table:style-name="ce4" office:value-type="string">
            <text:p>tab bar, javascript error dialog, kross script, 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xapp</text:p>
          </table:table-cell>
          <table:table-cell table:style-name="ce4" office:value-type="string">
            <text:p>window titles</text:p>
          </table:table-cell>
          <table:table-cell table:style-name="ce4" office:value-type="string">
            <text:p>approval</text:p>
          </table:table-cell>
          <table:table-cell table:formula="oooc:=IF(ISBLANK([.D55];&quot;approval&quot;);0;IF(EXACT([.D55];&quot;draft&quot;);1;IF(EXACT([.D55];&quot;approval&quot;);2;IF(EXACT([.D55];&quot;final&quot;);3;0))))" office:value-type="float" office:value="0">
            <text:p>Err:508</text:p>
          </table:table-cell>
          <table:table-cell table:style-name="ce4" office:value-type="string">
            <text:p>there is X.svg in BOTH actions/ and apps/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harset</text:p>
          </table:table-cell>
          <table:table-cell table:style-name="ce4" office:value-type="string">
            <text:p>khtml (encodings)</text:p>
          </table:table-cell>
          <table:table-cell/>
          <table:table-cell table:formula="oooc:=IF(ISBLANK([.D56];&quot;approval&quot;);0;IF(EXACT([.D56];&quot;draft&quot;);1;IF(EXACT([.D56];&quot;approval&quot;);2;IF(EXACT([.D5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print-frame</text:p>
          </table:table-cell>
          <table:table-cell table:style-name="ce4" office:value-type="string">
            <text:p>frameprint</text:p>
          </table:table-cell>
          <table:table-cell table:style-name="ce4" office:value-type="string">
            <text:p>khtml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ce4" office:value-type="string">
            <text:p>javascript error dialog, dialog button</text:p>
          </table:table-cell>
          <table:table-cell/>
          <table:table-cell table:formula="oooc:=IF(ISBLANK([.D58];&quot;approval&quot;);0;IF(EXACT([.D58];&quot;draft&quot;);1;IF(EXACT([.D58];&quot;approval&quot;);2;IF(EXACT([.D58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images_display</text:p>
          </table:table-cell>
          <table:table-cell table:style-name="ce4" office:value-type="string">
            <text:p>khtml</text:p>
          </table:table-cell>
          <table:table-cell/>
          <table:table-cell table:formula="oooc:=IF(ISBLANK([.D59];&quot;approval&quot;);0;IF(EXACT([.D59];&quot;draft&quot;);1;IF(EXACT([.D59];&quot;approval&quot;);2;IF(EXACT([.D5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reload</text:p>
          </table:table-cell>
          <table:table-cell table:style-name="ce4" office:value-type="string">
            <text:p>khtml, kate, print job mgr, printer config</text:p>
          </table:table-cell>
          <table:table-cell table:style-name="ce4" office:value-type="string">
            <text:p>approval</text:p>
          </table:table-cell>
          <table:table-cell table:formula="oooc:=IF(ISBLANK([.D60];&quot;approval&quot;);0;IF(EXACT([.D60];&quot;draft&quot;);1;IF(EXACT([.D60];&quot;approval&quot;);2;IF(EXACT([.D6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rint</text:p>
          </table:table-cell>
          <table:table-cell table:style-name="ce4" office:value-type="string">
            <text:p>khtml print</text:p>
          </table:table-cell>
          <table:table-cell table:style-name="ce4" office:value-type="string">
            <text:p>approval</text:p>
          </table:table-cell>
          <table:table-cell table:formula="oooc:=IF(ISBLANK([.D61];&quot;approval&quot;);0;IF(EXACT([.D61];&quot;draft&quot;);1;IF(EXACT([.D61];&quot;approval&quot;);2;IF(EXACT([.D61];&quot;final&quot;);3;0))))" office:value-type="float" office:value="0">
            <text:p>Err:508</text:p>
          </table:table-cell>
          <table:table-cell office:value-type="string">
            <text:p>isn't the same of fileprint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document-open</text:p>
          </table:table-cell>
          <table:table-cell table:style-name="ce4" office:value-type="string">
            <text:p>fileopen</text:p>
          </table:table-cell>
          <table:table-cell table:style-name="ce4" office:value-type="string">
            <text:p>url line edit, file dialog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bookmark</text:p>
          </table:table-cell>
          <table:table-cell table:style-name="ce4" office:value-type="string">
            <text:p>file dialog, kate, edit bookmar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nfigure</text:p>
          </table:table-cell>
          <table:table-cell table:style-name="ce4" office:value-type="string">
            <text:p>file dialog, properties dialog, kate</text:p>
          </table:table-cell>
          <table:table-cell table:style-name="ce4" office:value-type="string">
            <text:p>approval</text:p>
          </table:table-cell>
          <table:table-cell table:formula="oooc:=IF(ISBLANK([.D64];&quot;approval&quot;);0;IF(EXACT([.D64];&quot;draft&quot;);1;IF(EXACT([.D64];&quot;approval&quot;);2;IF(EXACT([.D6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assword</text:p>
          </table:table-cell>
          <table:table-cell table:style-name="ce4" office:value-type="string">
            <text:p>password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save</text:p>
          </table:table-cell>
          <table:table-cell table:style-name="ce4" office:value-type="string">
            <text:p>download progress, kate, save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unknown</text:p>
          </table:table-cell>
          <table:table-cell table:style-name="ce4" office:value-type="string">
            <text:p>mimetyp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ookmark-new-list</text:p>
          </table:table-cell>
          <table:table-cell table:style-name="ce4" office:value-type="string">
            <text:p>bookmarks_list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ookmark-new</text:p>
          </table:table-cell>
          <table:table-cell table:style-name="ce4" office:value-type="string">
            <text:p>bookmark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office:value-type="string">
            <text:p>folder-new</text:p>
          </table:table-cell>
          <table:table-cell table:style-name="ce4" office:value-type="string">
            <text:p>folder_new</text:p>
          </table:table-cell>
          <table:table-cell table:style-name="ce4" office:value-type="string">
            <text:p>bookmark menu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folder</text:p>
          </table:table-cell>
          <table:table-cell table:style-name="ce4" office:value-type="string">
            <text:p>folder</text:p>
          </table:table-cell>
          <table:table-cell table:style-name="ce4" office:value-type="string">
            <text:p>kboomarkmenu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thumbnail</text:p>
          </table:table-cell>
          <table:table-cell table:style-name="ce4" office:value-type="string">
            <text:p>image previewer, file dialog</text:p>
          </table:table-cell>
          <table:table-cell table:style-name="ce4" office:value-type="string">
            <text:p>approval</text:p>
          </table:table-cell>
          <table:table-cell table:formula="oooc:=IF(ISBLANK([.D72];&quot;approval&quot;);0;IF(EXACT([.D72];&quot;draft&quot;);1;IF(EXACT([.D72];&quot;approval&quot;);2;IF(EXACT([.D7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folder-open</text:p>
          </table:table-cell>
          <table:table-cell table:style-name="ce4" office:value-type="string">
            <text:p>folder_open</text:p>
          </table:table-cell>
          <table:table-cell table:style-name="ce4" office:value-type="string">
            <text:p>url drop lis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</text:p>
          </table:table-cell>
          <table:table-cell table:style-name="ce4" office:value-type="string">
            <text:p>file dialog speedbar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editdelete</text:p>
          </table:table-cell>
          <table:table-cell table:style-name="ce4" office:value-type="string">
            <text:p>file dialog, kdeprint</text:p>
          </table:table-cell>
          <table:table-cell table:style-name="ce4" office:value-type="string">
            <text:p>approval</text:p>
          </table:table-cell>
          <table:table-cell table:formula="oooc:=IF(ISBLANK([.D75];&quot;approval&quot;);0;IF(EXACT([.D75];&quot;draft&quot;);1;IF(EXACT([.D75];&quot;approval&quot;);2;IF(EXACT([.D7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dittrash</text:p>
          </table:table-cell>
          <table:table-cell table:style-name="ce4" office:value-type="string">
            <text:p>file dialog, print job mgr</text:p>
          </table:table-cell>
          <table:table-cell/>
          <table:table-cell table:formula="oooc:=IF(ISBLANK([.D76];&quot;approval&quot;);0;IF(EXACT([.D76];&quot;draft&quot;);1;IF(EXACT([.D76];&quot;approval&quot;);2;IF(EXACT([.D76];&quot;final&quot;);3;0))))" office:value-type="float" office:value="0">
            <text:p>Err:508</text:p>
          </table:table-cell>
          <table:table-cell table:style-name="ce4" office:value-type="string">
            <text:p>should we just replace this with the trash can from filesystem/? (think so (Pinheiro))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view_multicolumn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detailed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bold</text:p>
          </table:table-cell>
          <table:table-cell table:style-name="ce4" office:value-type="string">
            <text:p>text_bol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italic</text:p>
          </table:table-cell>
          <table:table-cell table:style-name="ce4" office:value-type="string">
            <text:p>text_italic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underline</text:p>
          </table:table-cell>
          <table:table-cell table:style-name="ce4" office:value-type="string">
            <text:p>text_und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strikethrough</text:p>
          </table:table-cell>
          <table:table-cell table:style-name="ce4" office:value-type="string">
            <text:p>text_strik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_tex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loriz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rame_edit</text:p>
          </table:table-cell>
          <table:table-cell table:style-name="ce4" office:value-type="string">
            <text:p>kate</text:p>
          </table:table-cell>
          <table:table-cell/>
          <table:table-cell table:formula="oooc:=IF(ISBLANK([.D85];&quot;approval&quot;);0;IF(EXACT([.D85];&quot;draft&quot;);1;IF(EXACT([.D85];&quot;approval&quot;);2;IF(EXACT([.D85];&quot;final&quot;);3;0))))" office:value-type="float" office:value="0">
            <text:p>Err:508</text:p>
          </table:table-cell>
          <table:table-cell/>
          <table:table-cell table:style-name="ce4"/>
          <table:table-cell table:number-columns-repeated="249"/>
        </table:table-row>
        <table:table-row table:style-name="ro1">
          <table:table-cell/>
          <table:table-cell table:style-name="ce4" office:value-type="string">
            <text:p>rightjus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urce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rowser-go</text:p>
          </table:table-cell>
          <table:table-cell table:style-name="ce4" office:value-type="string">
            <text:p>key_ent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connect_established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89];&quot;approval&quot;);0;IF(EXACT([.D89];&quot;draft&quot;);1;IF(EXACT([.D89];&quot;approval&quot;);2;IF(EXACT([.D8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indent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unindent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-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actions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rt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95];&quot;approval&quot;);0;IF(EXACT([.D95];&quot;draft&quot;);1;IF(EXACT([.D95];&quot;approval&quot;);2;IF(EXACT([.D9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ter</text:p>
          </table:table-cell>
          <table:table-cell table:style-name="ce4" office:value-type="string">
            <text:p>kate, kprinter</text:p>
          </table:table-cell>
          <table:table-cell table:style-name="ce4" office:value-type="string">
            <text:p>approval</text:p>
          </table:table-cell>
          <table:table-cell table:formula="oooc:=IF(ISBLANK([.D96];&quot;approval&quot;);0;IF(EXACT([.D96];&quot;draft&quot;);1;IF(EXACT([.D96];&quot;approval&quot;);2;IF(EXACT([.D9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ok</text:p>
          </table:table-cell>
          <table:table-cell table:style-name="ce4" office:value-type="string">
            <text:p>kate, knewstuff</text:p>
          </table:table-cell>
          <table:table-cell table:style-name="ce4" office:value-type="string">
            <text:p>approval</text:p>
          </table:table-cell>
          <table:table-cell table:formula="oooc:=IF(ISBLANK([.D97];&quot;approval&quot;);0;IF(EXACT([.D97];&quot;draft&quot;);1;IF(EXACT([.D97];&quot;approval&quot;);2;IF(EXACT([.D9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uploadsmb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8];&quot;approval&quot;);0;IF(EXACT([.D98];&quot;draft&quot;);1;IF(EXACT([.D98];&quot;approval&quot;);2;IF(EXACT([.D9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port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9];&quot;approval&quot;);0;IF(EXACT([.D99];&quot;draft&quot;);1;IF(EXACT([.D99];&quot;approval&quot;);2;IF(EXACT([.D9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find</text:p>
          </table:table-cell>
          <table:table-cell table:style-name="ce4" office:value-type="string">
            <text:p>kprinter</text:p>
          </table:table-cell>
          <table:table-cell table:style-name="ce4" office:value-type="string">
            <text:p>approval</text:p>
          </table:table-cell>
          <table:table-cell table:formula="oooc:=IF(ISBLANK([.D100];&quot;approval&quot;);0;IF(EXACT([.D100];&quot;draft&quot;);1;IF(EXACT([.D100];&quot;approval&quot;);2;IF(EXACT([.D10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</text:p>
          </table:table-cell>
          <table:table-cell table:style-name="ce4" office:value-type="string">
            <text:p>fileprint</text:p>
          </table:table-cell>
          <table:table-cell table:style-name="ce4" office:value-type="string">
            <text:p>print preview, print job mgr, print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wizar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elp</text:p>
          </table:table-cell>
          <table:table-cell table:style-name="ce4" office:value-type="string">
            <text:p>kprinter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un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history</text:p>
          </table:table-cell>
          <table:table-cell table:style-name="ce4" office:value-type="string">
            <text:p>print job mgr, knewstuff</text:p>
          </table:table-cell>
          <table:table-cell table:style-name="ce4" office:value-type="string">
            <text:p>approval</text:p>
          </table:table-cell>
          <table:table-cell table:formula="oooc:=IF(ISBLANK([.D105];&quot;approval&quot;);0;IF(EXACT([.D105];&quot;draft&quot;);1;IF(EXACT([.D105];&quot;approval&quot;);2;IF(EXACT([.D10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ersonal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7];&quot;approval&quot;);0;IF(EXACT([.D107];&quot;draft&quot;);1;IF(EXACT([.D107];&quot;approval&quot;);2;IF(EXACT([.D107];&quot;final&quot;);3;0))))" office:value-type="float" office:value="0">
            <text:p>Err:508</text:p>
          </table:table-cell>
          <table:table-cell table:style-name="ce4" office:value-type="string">
            <text:p>why is this different from printe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document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_change</text:p>
          </table:table-cell>
          <table:table-cell table:style-name="ce4" office:value-type="string">
            <text:p>kdeprint, config shortcuts action</text:p>
          </table:table-cell>
          <table:table-cell/>
          <table:table-cell table:formula="oooc:=IF(ISBLANK([.D109];&quot;approval&quot;);0;IF(EXACT([.D109];&quot;draft&quot;);1;IF(EXACT([.D109];&quot;approval&quot;);2;IF(EXACT([.D10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state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10];&quot;approval&quot;);0;IF(EXACT([.D110];&quot;draft&quot;);1;IF(EXACT([.D110];&quot;approval&quot;);2;IF(EXACT([.D11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enable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1];&quot;approval&quot;);0;IF(EXACT([.D111];&quot;draft&quot;);1;IF(EXACT([.D111];&quot;approval&quot;);2;IF(EXACT([.D111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queuestate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3];&quot;approval&quot;);0;IF(EXACT([.D113];&quot;draft&quot;);1;IF(EXACT([.D113];&quot;approval&quot;);2;IF(EXACT([.D113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4];&quot;approval&quot;);0;IF(EXACT([.D114];&quot;draft&quot;);1;IF(EXACT([.D114];&quot;approval&quot;);2;IF(EXACT([.D114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addprinte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addpseudo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defaulthard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7];&quot;approval&quot;);0;IF(EXACT([.D117];&quot;draft&quot;);1;IF(EXACT([.D117];&quot;approval&quot;);2;IF(EXACT([.D11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defaultsoft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8];&quot;approval&quot;);0;IF(EXACT([.D118];&quot;draft&quot;);1;IF(EXACT([.D118];&quot;approval&quot;);2;IF(EXACT([.D11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testprinte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9];&quot;approval&quot;);0;IF(EXACT([.D119];&quot;draft&quot;);1;IF(EXACT([.D119];&quot;approval&quot;);2;IF(EXACT([.D11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configmg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0];&quot;approval&quot;);0;IF(EXACT([.D120];&quot;draft&quot;);1;IF(EXACT([.D120];&quot;approval&quot;);2;IF(EXACT([.D12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start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1];&quot;approval&quot;);0;IF(EXACT([.D121];&quot;draft&quot;);1;IF(EXACT([.D121];&quot;approval&quot;);2;IF(EXACT([.D12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config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2];&quot;approval&quot;);0;IF(EXACT([.D122];&quot;draft&quot;);1;IF(EXACT([.D122];&quot;approval&quot;);2;IF(EXACT([.D12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_info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network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ckage_utilities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5];&quot;approval&quot;);0;IF(EXACT([.D125];&quot;draft&quot;);1;IF(EXACT([.D125];&quot;approval&quot;);2;IF(EXACT([.D12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play</text:p>
          </table:table-cell>
          <table:table-cell table:style-name="ce4" office:value-type="string">
            <text:p>kross script, notification dialog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stop</text:p>
          </table:table-cell>
          <table:table-cell table:style-name="ce4" office:value-type="string">
            <text:p>kross script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import</text:p>
          </table:table-cell>
          <table:table-cell table:style-name="ce4" office:value-type="string">
            <text:p>kross script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newstuff</text:p>
          </table:table-cell>
          <table:table-cell table:style-name="ce4" office:value-type="string">
            <text:p>kross script, knewstuff</text:p>
          </table:table-cell>
          <table:table-cell table:style-name="ce4" office:value-type="string">
            <text:p>approval</text:p>
          </table:table-cell>
          <table:table-cell table:formula="oooc:=IF(ISBLANK([.D129];&quot;approval&quot;);0;IF(EXACT([.D129];&quot;draft&quot;);1;IF(EXACT([.D129];&quot;approval&quot;);2;IF(EXACT([.D129];&quot;final&quot;);3;0))))" office:value-type="float" office:value="0">
            <text:p>Err:508</text:p>
          </table:table-cell>
          <table:table-cell table:style-name="ce4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 office:value-type="string">
            <text:p>document-new</text:p>
          </table:table-cell>
          <table:table-cell table:style-name="ce4" office:value-type="string">
            <text:p>filenew</text:p>
          </table:table-cell>
          <table:table-cell table:style-name="ce4" office:value-type="string">
            <text:p>n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as</text:p>
          </table:table-cell>
          <table:table-cell table:style-name="ce4" office:value-type="string">
            <text:p>save as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revert</text:p>
          </table:table-cell>
          <table:table-cell table:style-name="ce4" office:value-type="string">
            <text:p>revert file action</text:p>
          </table:table-cell>
          <table:table-cell table:style-name="ce4" office:value-type="string">
            <text:p>approval</text:p>
          </table:table-cell>
          <table:table-cell table:formula="oooc:=IF(ISBLANK([.D132];&quot;approval&quot;);0;IF(EXACT([.D132];&quot;draft&quot;);1;IF(EXACT([.D132];&quot;approval&quot;);2;IF(EXACT([.D13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-preview</text:p>
          </table:table-cell>
          <table:table-cell table:style-name="ce4" office:value-type="string">
            <text:p>filequickprint</text:p>
          </table:table-cell>
          <table:table-cell table:style-name="ce4" office:value-type="string">
            <text:p>print previ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send</text:p>
          </table:table-cell>
          <table:table-cell table:style-name="ce4" office:value-type="string">
            <text:p>email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xit</text:p>
          </table:table-cell>
          <table:table-cell table:style-name="ce4" office:value-type="string">
            <text:p>quit action</text:p>
          </table:table-cell>
          <table:table-cell table:style-name="ce4" office:value-type="string">
            <text:p>approval</text:p>
          </table:table-cell>
          <table:table-cell table:formula="oooc:=IF(ISBLANK([.D135];&quot;approval&quot;);0;IF(EXACT([.D135];&quot;draft&quot;);1;IF(EXACT([.D135];&quot;approval&quot;);2;IF(EXACT([.D1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home</text:p>
          </table:table-cell>
          <table:table-cell table:style-name="ce4" office:value-type="string">
            <text:p>home action</text:p>
          </table:table-cell>
          <table:table-cell table:style-name="ce4" office:value-type="string">
            <text:p>approval</text:p>
          </table:table-cell>
          <table:table-cell table:formula="oooc:=IF(ISBLANK([.D136];&quot;approval&quot;);0;IF(EXACT([.D136];&quot;draft&quot;);1;IF(EXACT([.D136];&quot;approval&quot;);2;IF(EXACT([.D1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to</text:p>
          </table:table-cell>
          <table:table-cell table:style-name="ce4" office:value-type="string">
            <text:p>go to page action</text:p>
          </table:table-cell>
          <table:table-cell table:style-name="ce4" office:value-type="string">
            <text:p>approval</text:p>
          </table:table-cell>
          <table:table-cell table:formula="oooc:=IF(ISBLANK([.D137];&quot;approval&quot;);0;IF(EXACT([.D137];&quot;draft&quot;);1;IF(EXACT([.D137];&quot;approval&quot;);2;IF(EXACT([.D1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tart</text:p>
          </table:table-cell>
          <table:table-cell table:style-name="ce4" office:value-type="string">
            <text:p>first page action</text:p>
          </table:table-cell>
          <table:table-cell table:style-name="ce4" office:value-type="string">
            <text:p>approval</text:p>
          </table:table-cell>
          <table:table-cell table:formula="oooc:=IF(ISBLANK([.D138];&quot;approval&quot;);0;IF(EXACT([.D138];&quot;draft&quot;);1;IF(EXACT([.D138];&quot;approval&quot;);2;IF(EXACT([.D13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nish</text:p>
          </table:table-cell>
          <table:table-cell table:style-name="ce4" office:value-type="string">
            <text:p>last page action</text:p>
          </table:table-cell>
          <table:table-cell table:style-name="ce4" office:value-type="string">
            <text:p>approval</text:p>
          </table:table-cell>
          <table:table-cell table:formula="oooc:=IF(ISBLANK([.D139];&quot;approval&quot;);0;IF(EXACT([.D139];&quot;draft&quot;);1;IF(EXACT([.D139];&quot;approval&quot;);2;IF(EXACT([.D13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configure_toolbars</text:p>
          </table:table-cell>
          <table:table-cell table:style-name="ce4" office:value-type="string">
            <text:p>config toolbars action</text:p>
          </table:table-cell>
          <table:table-cell table:style-name="ce4" office:value-type="string">
            <text:p>approval</text:p>
          </table:table-cell>
          <table:table-cell table:formula="oooc:=IF(ISBLANK([.D140];&quot;approval&quot;);0;IF(EXACT([.D140];&quot;draft&quot;);1;IF(EXACT([.D140];&quot;approval&quot;);2;IF(EXACT([.D14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notify</text:p>
          </table:table-cell>
          <table:table-cell table:style-name="ce4" office:value-type="string">
            <text:p>config notifications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ok</text:p>
          </table:table-cell>
          <table:table-cell table:style-name="ce4" office:value-type="string">
            <text:p>button_ok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cancel</text:p>
          </table:table-cell>
          <table:table-cell table:style-name="ce4" office:value-type="string">
            <text:p>button_cancel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pply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44];&quot;approval&quot;);0;IF(EXACT([.D144];&quot;draft&quot;);1;IF(EXACT([.D144];&quot;approval&quot;);2;IF(EXACT([.D144];&quot;final&quot;);3;0))))" office:value-type="float" office:value="0">
            <text:p>Err:508</text:p>
          </table:table-cell>
          <table:table-cell table:style-name="ce4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nd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45];&quot;approval&quot;);0;IF(EXACT([.D145];&quot;draft&quot;);1;IF(EXACT([.D145];&quot;approval&quot;);2;IF(EXACT([.D145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d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move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5"/>
          <table:table-cell table:number-columns-repeated="255"/>
        </table:table-row>
        <table:table-row table:style-name="ro4" table:number-rows-repeated="65387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25">25/01/2007</text:date>, <text:time>13.46.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aron Seigo</meta:initial-creator>
    <meta:creation-date>2006-12-28T11:04:59</meta:creation-date>
    <dc:date>2007-01-25T13:46:09</dc:date>
    <dc:language>it-IT</dc:language>
    <meta:editing-cycles>70</meta:editing-cycles>
    <meta:editing-duration>P2DT5H49M12S</meta:editing-duration>
    <meta:user-defined meta:name="Info 1"/>
    <meta:user-defined meta:name="Info 2"/>
    <meta:user-defined meta:name="Info 3"/>
    <meta:user-defined meta:name="Info 4"/>
    <meta:document-statistic meta:table-count="3" meta:cell-count="752"/>
  </office:meta>
</office:document-meta>
</file>